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_20__28_var_29_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_20__28_var_29_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_20__28_var_29_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_20__28_var_29_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67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68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69" style:family="graphic" style:parent-style-name="objectwithoutfill">
      <style:graphic-properties draw:marker-end="Arrow" draw:marker-end-width="0.15cm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71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72" style:family="graphic" style:parent-style-name="standard">
      <style:graphic-properties draw:fill="none"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56" draw:text-style-name="P1" draw:layer="layout" svg:width="0.8cm" svg:height="1.1cm" svg:x="4cm" svg:y="13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7" draw:text-style-name="P1" draw:layer="layout" svg:width="1cm" svg:height="1cm" svg:x="4.5cm" svg:y="13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1" draw:layer="layout" svg:width="0.8cm" svg:height="0.8cm" svg:x="11.2cm" svg:y="10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1cm" svg:height="1cm" svg:x="10cm" svg:y="10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1cm" svg:height="1cm" svg:x="11.1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draw:layer="layout" svg:width="1cm" svg:height="1cm" svg:x="8.9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8.8cm" svg:y="1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4.5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13.6cm" svg:x2="8.8cm" svg:y2="14cm">
          <text:p/>
        </draw:line>
        <draw:line draw:style-name="gr4" draw:text-style-name="P1" draw:layer="layout" svg:x1="9.8cm" svg:y1="14cm" svg:x2="11.6cm" svg:y2="13cm">
          <text:p/>
        </draw:line>
        <draw:line draw:style-name="gr4" draw:text-style-name="P1" draw:layer="layout" svg:x1="5.5cm" svg:y1="13.6cm" svg:x2="10cm" svg:y2="11.4cm">
          <text:p/>
        </draw:line>
        <draw:line draw:style-name="gr4" draw:text-style-name="P1" draw:layer="layout" svg:x1="5.5cm" svg:y1="13.6cm" svg:x2="8.9cm" svg:y2="16.5cm">
          <text:p/>
        </draw:line>
        <draw:custom-shape draw:style-name="gr62" draw:text-style-name="P1" draw:layer="layout" svg:width="0.8cm" svg:height="0.8cm" svg:x="9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0.8cm" svg:height="0.8cm" svg:x="9.6cm" svg:y="15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7" draw:text-style-name="P1" draw:layer="layout" svg:width="0.8cm" svg:height="0.8cm" svg:x="4.9cm" svg:y="12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4.9cm" svg:y="15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14.8cm" svg:x2="5.5cm" svg:y2="13.6cm">
          <text:p/>
        </draw:line>
        <draw:custom-shape draw:style-name="gr65" draw:text-style-name="P1" draw:layer="layout" svg:width="0.8cm" svg:height="0.8cm" svg:x="9.599cm" svg:y="12.5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42cm" svg:height="0.725cm" svg:x="4.5cm" svg:y="7.2cm">
          <draw:text-box>
            <text:p>Соединения: охота и рыбалка</text:p>
          </draw:text-box>
        </draw:frame>
      </draw:page>
      <draw:page draw:name="page10" draw:style-name="dp1" draw:master-page-name="Default">
        <draw:custom-shape draw:style-name="gr62" draw:text-style-name="P1" draw:layer="layout" svg:width="0.8cm" svg:height="0.8cm" svg:x="3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7" draw:layer="layout" svg:width="0.8cm" svg:height="0.8cm" svg:x="3.3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7" draw:text-style-name="P1" draw:layer="layout" svg:width="0.8cm" svg:height="0.8cm" svg:x="3.3cm" svg:y="1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8" draw:text-style-name="P1" draw:layer="layout" svg:width="0.8cm" svg:height="0.8cm" svg:x="3.3cm" svg:y="1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5" draw:text-style-name="P1" draw:layer="layout" svg:width="0.7cm" svg:height="0.7cm" svg:x="4.6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0.7cm" svg:height="0.7cm" svg:x="4.6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1" draw:layer="layout" svg:width="0.7cm" svg:height="0.7cm" svg:x="4.6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7" draw:text-style-name="P1" draw:layer="layout" svg:x1="4.8cm" svg:y1="12.3cm" svg:x2="4.1cm" svg:y2="12.9cm">
          <text:p text:style-name="P1">0,7</text:p>
        </draw:line>
        <draw:line draw:style-name="gr68" draw:text-style-name="P1" draw:layer="layout" svg:x1="4.8cm" svg:y1="14.1cm" svg:x2="4.1cm" svg:y2="14.7cm">
          <text:p text:style-name="P1">0,9</text:p>
        </draw:line>
        <draw:line draw:style-name="gr68" draw:text-style-name="P1" draw:layer="layout" svg:x1="4.8cm" svg:y1="15.9cm" svg:x2="4.1cm" svg:y2="16.5cm">
          <text:p text:style-name="P1">-0,3</text:p>
        </draw:line>
        <draw:line draw:style-name="gr69" draw:text-style-name="P1" draw:layer="layout" svg:x1="4.1cm" svg:y1="11.5cm" svg:x2="4.8cm" svg:y2="12cm">
          <text:p/>
        </draw:line>
        <draw:line draw:style-name="gr69" draw:text-style-name="P1" draw:layer="layout" svg:x1="4cm" svg:y1="13.3cm" svg:x2="4.7cm" svg:y2="13.8cm">
          <text:p/>
        </draw:line>
        <draw:line draw:style-name="gr69" draw:text-style-name="P1" draw:layer="layout" svg:x1="4cm" svg:y1="15.1cm" svg:x2="4.7cm" svg:y2="15.6cm">
          <text:p/>
        </draw:line>
        <draw:frame draw:style-name="gr10" draw:layer="layout" svg:width="2.826cm" svg:height="0.725cm" svg:x="5.974cm" svg:y="11.675cm">
          <draw:text-box>
            <text:p>1-й уровень</text:p>
          </draw:text-box>
        </draw:frame>
        <draw:frame draw:style-name="gr10" draw:layer="layout" svg:width="2.826cm" svg:height="0.725cm" svg:x="5.974cm" svg:y="13.476cm">
          <draw:text-box>
            <text:p>2-й уровень</text:p>
          </draw:text-box>
        </draw:frame>
        <draw:frame draw:style-name="gr10" draw:layer="layout" svg:width="2.826cm" svg:height="0.725cm" svg:x="5.9cm" svg:y="15.375cm">
          <draw:text-box>
            <text:p>3-й уровень</text:p>
          </draw:text-box>
        </draw:frame>
        <draw:frame draw:style-name="gr70" draw:layer="layout" svg:width="0.786cm" svg:height="0.725cm" svg:x="2.8cm" svg:y="10.5cm">
          <draw:text-box>
            <text:p>А</text:p>
          </draw:text-box>
        </draw:frame>
        <draw:frame draw:style-name="gr70" draw:layer="layout" svg:width="0.786cm" svg:height="0.725cm" svg:x="2.714cm" svg:y="12.2cm">
          <draw:text-box>
            <text:p>B</text:p>
          </draw:text-box>
        </draw:frame>
        <draw:frame draw:style-name="gr70" draw:layer="layout" svg:width="0.786cm" svg:height="0.725cm" svg:x="2.625cm" svg:y="14.1cm">
          <draw:text-box>
            <text:p>C</text:p>
          </draw:text-box>
        </draw:frame>
        <draw:frame draw:style-name="gr70" draw:layer="layout" svg:width="0.786cm" svg:height="0.725cm" svg:x="2.589cm" svg:y="15.9cm">
          <draw:text-box>
            <text:p>D</text:p>
          </draw:text-box>
        </draw:frame>
        <draw:frame draw:style-name="gr10" draw:layer="layout" svg:width="2.263cm" svg:height="0.725cm" svg:x="10.8cm" svg:y="11.4cm">
          <draw:text-box>
            <text:p>Tab = 0,7</text:p>
          </draw:text-box>
        </draw:frame>
        <draw:frame draw:style-name="gr10" draw:layer="layout" svg:width="5.904cm" svg:height="0.725cm" svg:x="10.8cm" svg:y="12.4cm">
          <draw:text-box>
            <text:p>Tac = 0,8+0,5*0,7*0,9=1,115</text:p>
          </draw:text-box>
        </draw:frame>
        <draw:frame draw:style-name="gr10" draw:layer="layout" svg:width="7.424cm" svg:height="0.725cm" svg:x="10.8cm" svg:y="13.401cm">
          <draw:text-box>
            <text:p>Tad = 0,7+0,5*0,9+0,25*(-0,3)=1,075</text:p>
          </draw:text-box>
        </draw:frame>
        <draw:frame draw:style-name="gr10" draw:layer="layout" svg:width="3.63cm" svg:height="0.725cm" svg:x="7.4cm" svg:y="8.3cm">
          <draw:text-box>
            <text:p>Расчёт доверия</text:p>
          </draw:text-box>
        </draw:frame>
        <draw:frame draw:style-name="gr10" draw:layer="layout" svg:width="2.263cm" svg:height="0.725cm" svg:x="10.8cm" svg:y="14.4cm">
          <draw:text-box>
            <text:p>Tab = 0,7</text:p>
          </draw:text-box>
        </draw:frame>
        <draw:frame draw:style-name="gr10" draw:layer="layout" svg:width="4.909cm" svg:height="0.725cm" svg:x="10.8cm" svg:y="15.4cm">
          <draw:text-box>
            <text:p>Tac = 0,7+0,5*0,9=1,15</text:p>
          </draw:text-box>
        </draw:frame>
        <draw:frame draw:style-name="gr10" draw:layer="layout" svg:width="7.424cm" svg:height="0.725cm" svg:x="10.8cm" svg:y="16.401cm">
          <draw:text-box>
            <text:p>Tad = 0,7+0,5*0,9+0,25*(-0,3)=1,075</text:p>
          </draw:text-box>
        </draw:frame>
        <draw:custom-shape draw:style-name="gr65" draw:text-style-name="P1" draw:layer="layout" svg:width="0.7cm" svg:height="0.7cm" svg:x="1.7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9" draw:text-style-name="P1" draw:layer="layout" svg:x1="3.3cm" svg:y1="11.4cm" svg:x2="2.2cm" svg:y2="12cm">
          <text:p/>
        </draw:line>
        <draw:line draw:style-name="gr71" draw:text-style-name="P1" draw:layer="layout" svg:x1="2.2cm" svg:y1="12.3cm" svg:x2="3.5cm" svg:y2="14.5cm">
          <text:p text:style-name="P1">0,8</text:p>
        </draw:line>
        <draw:custom-shape draw:style-name="gr62" draw:text-style-name="P1" draw:layer="layout" svg:width="0.7cm" svg:height="0.7cm" svg:x="1.7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9" draw:text-style-name="P1" draw:layer="layout" svg:x1="3.4cm" svg:y1="13.2cm" svg:x2="2.3cm" svg:y2="14cm">
          <text:p/>
        </draw:line>
        <draw:line draw:style-name="gr71" draw:text-style-name="P1" draw:layer="layout" svg:x1="2.2cm" svg:y1="14.3cm" svg:x2="3.5cm" svg:y2="16.3cm">
          <text:p text:style-name="P1">0,4</text:p>
        </draw:line>
      </draw:page>
      <draw:page draw:name="page11" draw:style-name="dp1" draw:master-page-name="Default">
        <draw:custom-shape draw:style-name="gr27" draw:text-style-name="P1" draw:layer="layout" svg:width="2.4cm" svg:height="0.9cm" svg:x="2.1cm" svg:y="2.6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2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4cm" svg:height="0.9cm" svg:x="7.9cm" svg:y="2.6cm">
          <text:p text:style-name="P18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4.2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5.7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4cm" svg:height="0.9cm" svg:x="14.402cm" svg:y="5.801cm">
          <text:p text:style-name="P19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4cm" svg:height="0.9cm" svg:x="1.901cm" svg:y="15.2cm">
          <text:p text:style-name="P19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3.3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5.2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7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3.4cm" svg:height="0.9cm" svg:x="10.701cm" svg:y="15.2cm">
          <text:p text:style-name="P18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3.4cm" svg:height="0.9cm" svg:x="1.9cm" svg:y="19.299cm">
          <text:p text:style-name="P19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19.2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1.0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3.4cm" svg:height="0.9cm" svg:x="10.7cm" svg:y="19.299cm">
          <text:p text:style-name="P18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8.2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8.2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4cm" svg:height="0.9cm" svg:x="7.9cm" svg:y="8.2cm">
          <text:p text:style-name="P18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0.0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3.4cm" svg:height="0.9cm" svg:x="14.402cm" svg:y="10.101cm">
          <text:p text:style-name="P19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72" draw:text-style-name="P18" draw:layer="layout" svg:width="18.2cm" svg:height="11.7cm" svg:x="1.5cm" svg:y="13.5cm">
          <text:p text:style-name="P18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72" draw:text-style-name="P18" draw:layer="layout" svg:width="16.9cm" svg:height="10.5cm" svg:x="1.5cm" svg:y="1.2cm">
          <text:p text:style-name="P18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3.3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3.5cm" svg:x2="8.9cm" svg:y2="6.3cm">
          <text:p/>
        </draw:line>
        <draw:line draw:style-name="gr4" draw:text-style-name="P1" draw:layer="layout" svg:x1="8.9cm" svg:y1="6.3cm" svg:x2="9.7cm" svg:y2="6.3cm">
          <text:p/>
        </draw:line>
        <draw:line draw:style-name="gr4" draw:text-style-name="P1" draw:layer="layout" svg:x1="8.9cm" svg:y1="4.6cm" svg:x2="9.7cm" svg:y2="4.6cm">
          <text:p/>
        </draw:line>
        <draw:line draw:style-name="gr4" draw:text-style-name="P1" draw:layer="layout" svg:x1="8.8cm" svg:y1="9.1cm" svg:x2="8.8cm" svg:y2="10.5cm">
          <text:p/>
        </draw:line>
        <draw:line draw:style-name="gr4" draw:text-style-name="P1" draw:layer="layout" svg:x1="9.7cm" svg:y1="10.5cm" svg:x2="8.8cm" svg:y2="10.5cm">
          <text:p/>
        </draw:line>
        <draw:line draw:style-name="gr4" draw:text-style-name="P1" draw:layer="layout" svg:x1="11.4cm" svg:y1="16.1cm" svg:x2="11.4cm" svg:y2="17.5cm">
          <text:p/>
        </draw:line>
        <draw:line draw:style-name="gr4" draw:text-style-name="P1" draw:layer="layout" svg:x1="12.2cm" svg:y1="17.5cm" svg:x2="11.4cm" svg:y2="17.5cm">
          <text:p/>
        </draw:line>
        <draw:line draw:style-name="gr4" draw:text-style-name="P1" draw:layer="layout" svg:x1="11.4cm" svg:y1="20.2cm" svg:x2="11.4cm" svg:y2="21.5cm">
          <text:p/>
        </draw:line>
        <draw:line draw:style-name="gr4" draw:text-style-name="P1" draw:layer="layout" svg:x1="11.4cm" svg:y1="21.5cm" svg:x2="12.2cm" svg:y2="21.5cm">
          <text:p/>
        </draw:line>
        <draw:line draw:style-name="gr4" draw:text-style-name="P1" draw:layer="layout" svg:x1="15.1cm" svg:y1="23.8cm" svg:x2="15.8cm" svg:y2="23.8cm">
          <text:p/>
        </draw:line>
        <draw:custom-shape draw:style-name="gr30" draw:text-style-name="P1" draw:layer="layout" svg:width="2.899cm" svg:height="0.9cm" svg:x="8.6cm" svg:y="23.2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3.799cm" svg:x2="12.199cm" svg:y2="23.799cm">
          <text:p/>
        </draw:line>
        <draw:custom-shape draw:style-name="gr30" draw:text-style-name="P1" draw:layer="layout" svg:width="2.899cm" svg:height="0.9cm" svg:x="4.999cm" svg:y="23.2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3.198cm" svg:x2="4.998cm" svg:y2="23.598cm">
          <text:p/>
        </draw:line>
        <draw:line draw:style-name="gr4" draw:text-style-name="P1" draw:layer="layout" svg:x1="3.398cm" svg:y1="23.698cm" svg:x2="4.998cm" svg:y2="23.898cm">
          <text:p/>
        </draw:line>
        <draw:line draw:style-name="gr4" draw:text-style-name="P1" draw:layer="layout" svg:x1="7.898cm" svg:y1="23.798cm" svg:x2="8.598cm" svg:y2="23.798cm">
          <text:p/>
        </draw:line>
        <draw:line draw:style-name="gr4" draw:text-style-name="P1" draw:layer="layout" svg:x1="4.5cm" svg:y1="3cm" svg:x2="5.3cm" svg:y2="3cm">
          <text:p/>
        </draw:line>
        <draw:line draw:style-name="gr4" draw:text-style-name="P1" draw:layer="layout" svg:x1="7.1cm" svg:y1="3cm" svg:x2="7.9cm" svg:y2="3cm">
          <text:p/>
        </draw:line>
        <draw:line draw:style-name="gr4" draw:text-style-name="P1" draw:layer="layout" svg:x1="13.7cm" svg:y1="6.3cm" svg:x2="14.4cm" svg:y2="6.3cm">
          <text:p/>
        </draw:line>
        <draw:line draw:style-name="gr4" draw:text-style-name="P1" draw:layer="layout" svg:x1="4.5cm" svg:y1="8.7cm" svg:x2="5.3cm" svg:y2="8.7cm">
          <text:p/>
        </draw:line>
        <draw:line draw:style-name="gr4" draw:text-style-name="P1" draw:layer="layout" svg:x1="7.1cm" svg:y1="8.7cm" svg:x2="7.9cm" svg:y2="8.7cm">
          <text:p/>
        </draw:line>
        <draw:line draw:style-name="gr4" draw:text-style-name="P1" draw:layer="layout" svg:x1="13.7cm" svg:y1="10.5cm" svg:x2="14.4cm" svg:y2="10.5cm">
          <text:p/>
        </draw:line>
        <draw:line draw:style-name="gr4" draw:text-style-name="P1" draw:layer="layout" svg:x1="5.3cm" svg:y1="15.7cm" svg:x2="6cm" svg:y2="15.7cm">
          <text:p/>
        </draw:line>
        <draw:line draw:style-name="gr4" draw:text-style-name="P1" draw:layer="layout" svg:x1="10cm" svg:y1="15.7cm" svg:x2="10.7cm" svg:y2="15.7cm">
          <text:p/>
        </draw:line>
        <draw:line draw:style-name="gr4" draw:text-style-name="P1" draw:layer="layout" svg:x1="5.3cm" svg:y1="19.8cm" svg:x2="6cm" svg:y2="19.8cm">
          <text:p/>
        </draw:line>
        <draw:line draw:style-name="gr4" draw:text-style-name="P1" draw:layer="layout" svg:x1="10cm" svg:y1="19.8cm" svg:x2="10.7cm" svg:y2="1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3-06-09T21:41:03</dc:date>
    <meta:editing-duration>P1DT20H58M11S</meta:editing-duration>
    <meta:editing-cycles>209</meta:editing-cycles>
    <dc:creator>Michael</dc:creator>
    <meta:document-statistic meta:object-count="427"/>
  </office:meta>
</office:document-meta>
</file>